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iviextras, Arial, Helvetica, FreeSans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82350" fo:letter-spacing="normal" officeooo:rsid="00198674" officeooo:paragraph-rsid="00198674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start" style:justify-single-word="false" fo:orphans="2" fo:widows="2" fo:text-indent="0.5in" style:auto-text-indent="false" style:page-number="auto" fo:background-color="transparent"/>
      <style:text-properties fo:font-variant="normal" fo:text-transform="none" fo:color="#282350" style:font-name="Liberation Serif" fo:font-size="12pt" fo:letter-spacing="normal" fo:language="ru" fo:country="RU" fo:font-style="normal" fo:font-weight="normal" officeooo:rsid="000efd2e" officeooo:paragraph-rsid="000efd2e" style:font-size-asian="10.5pt" style:font-size-complex="12pt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.5in" style:auto-text-indent="false" fo:background-color="transparent"/>
      <style:text-properties fo:font-variant="normal" fo:text-transform="none" fo:color="#282350" fo:letter-spacing="normal" officeooo:paragraph-rsid="0012ed27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.5in" style:auto-text-indent="false" fo:background-color="transparent"/>
      <style:text-properties fo:font-variant="normal" fo:text-transform="none" fo:color="#282350" fo:letter-spacing="normal" officeooo:paragraph-rsid="00143aa1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.5in" style:auto-text-indent="false" fo:background-color="transparent"/>
      <style:text-properties fo:font-variant="normal" fo:text-transform="none" fo:color="#282350" fo:letter-spacing="normal" officeooo:rsid="00198674" officeooo:paragraph-rsid="00198674"/>
    </style:style>
    <style:style style:name="T1" style:family="text">
      <style:text-properties officeooo:rsid="00107bc9"/>
    </style:style>
    <style:style style:name="T2" style:family="text">
      <style:text-properties fo:color="#222222" style:font-name="Liberation Serif" fo:font-size="12pt" fo:language="ru" fo:country="RU" fo:font-style="normal" fo:font-weight="normal" style:font-size-asian="12pt" style:font-size-complex="12pt"/>
    </style:style>
    <style:style style:name="T3" style:family="text">
      <style:text-properties fo:color="#222222" style:font-name="Liberation Serif" fo:font-size="12pt" fo:language="ru" fo:country="RU" fo:font-style="normal" fo:font-weight="normal" officeooo:rsid="0012ed27" style:font-size-asian="12pt" style:font-size-complex="12pt"/>
    </style:style>
    <style:style style:name="T4" style:family="text">
      <style:text-properties fo:color="#222222" style:font-name="Liberation Serif" fo:font-size="12pt" fo:language="ru" fo:country="RU" fo:font-style="normal" fo:font-weight="normal" officeooo:rsid="00143aa1" style:font-size-asian="12pt" style:font-size-complex="12pt"/>
    </style:style>
    <style:style style:name="T5" style:family="text">
      <style:text-properties fo:color="#222222" style:font-name="Liberation Serif" fo:font-size="12pt" fo:language="ru" fo:country="RU" fo:font-style="normal" fo:font-weight="normal" officeooo:rsid="001714b8" style:font-size-asian="12pt" style:font-size-complex="12pt"/>
    </style:style>
    <style:style style:name="T6" style:family="text">
      <style:text-properties fo:color="#222222" style:font-name="Liberation Serif" fo:font-size="12pt" fo:language="ru" fo:country="RU" fo:font-style="normal" fo:font-weight="normal" officeooo:rsid="001807b3" style:font-size-asian="12pt" style:font-size-complex="12pt"/>
    </style:style>
    <style:style style:name="T7" style:family="text">
      <style:text-properties fo:color="#222222" style:font-name="Liberation Serif" fo:font-size="12pt" fo:language="ru" fo:country="RU" fo:font-style="normal" fo:font-weight="normal" officeooo:rsid="001b1d3d" style:font-size-asian="12pt" style:font-size-complex="12pt"/>
    </style:style>
    <style:style style:name="T8" style:family="text">
      <style:text-properties style:font-name="Liberation Serif" fo:font-size="12pt" fo:language="ru" fo:country="RU" fo:font-style="normal" fo:font-weight="normal" officeooo:rsid="001132a8" style:font-size-asian="10.5pt" style:font-size-complex="12pt"/>
    </style:style>
    <style:style style:name="T9" style:family="text">
      <style:text-properties style:font-name="Liberation Serif" fo:font-size="12pt" fo:language="ru" fo:country="RU" fo:font-style="normal" fo:font-weight="normal" officeooo:rsid="001132a8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Человек большую часть жизни играет некие социальные роли. Это могут быть роли ученика, сына, родителя, директора и так далее. <text:span text:style-name="T1">Социальная роль человека зависит от обстоятельств, в которых он находится. </text:span></text:p>
      <text:p text:style-name="P3"><text:span text:style-name="T8">В психологическом триллере «Эксперимент», снятом режиссером <text:s text:c="2"/>Полом Шойрингом группе из 26 людей предлагается примерить роль «надзирателей» и «заключенных». По итогам каждый участник должен получить <text:s/>14 тыс $ через две недели.</text:span><text:span text:style-name="T9"> </text:span><text:span text:style-name="T2">По основным правилам заключенные должны съедать всю предложенную еду, заключенные не могут трогать охранников, и охранники являются главными. Если охранники не наказывают заключенных за нарушение правил, загорается красная лампочка, и эксперимент заканчивается. Здание находится под постоянным наблюдением, и если кем-либо используется чрезмерная сила, эксперимент также должен закончиться.</text:span></text:p>
      <text:p text:style-name="P4"><text:span text:style-name="T3">«Надзиратели» откровенно издеваются над «заключенными», однако эксперимент не прекращается. «</text:span><text:span text:style-name="T4">Охранники» решают, что у них есть полный контроль над заключенными и продолжают издеваться, оправдывая свои действия желанием довести эксперимент до конца.</text:span></text:p>
      <text:p text:style-name="P4"><text:span text:style-name="T4">«Заключенные» же в свою очередь также не спешат прерывать эксперимент и терпят все выходки «надзирателей».</text:span></text:p>
      <text:p text:style-name="P4"><text:span text:style-name="T4"><text:s/></text:span><text:span text:style-name="T5">Как известно, любой человек имеет свою цену, заплатив которую можно получить от него все что угодно. Для участников вышеописанного эксперимента сумма 14 тыс $ оказалась как раз такой. </text:span><text:span text:style-name="T6">В результате за эти деньги, люди были готовы вжиться в совершенно чуждую и неприятную для них социальную роль. Они заботятся о том, <text:s/>чтобы ответственный за эксперимент доктор не заподозрил их в несоответствии новой роли и не прекратил эксперимент. </text:span></text:p>
      <text:p text:style-name="P5"><text:span text:style-name="T6">И</text:span><text:span text:style-name="T2">з этого следует, если человек высказывает мнение по поводу несоответствия нас некой социальной роли, то у нас есть два способа исправления ситуации:</text:span></text:p>
      <text:list xml:id="list3739111780195213626" text:style-name="L1">
        <text:list-item>
          <text:p text:style-name="P1"><text:span text:style-name="T2">не прислушиваться к этому человеку, что не всегда позволяют обстоятельства </text:span><text:span text:style-name="T7">(например, в этом варианте ни один из участников эксперимента не получил бы обещанную выплату)</text:span><text:span text:style-name="T2">;</text:span></text:p>
        </text:list-item>
        <text:list-item>
          <text:p text:style-name="P1"><text:span text:style-name="T2">начать выполнять навязанную нам социальную роль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iviextras, Arial, Helvetica, FreeSans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9:32:11.427782812</meta:creation-date>
    <dc:date>2017-10-12T20:46:30.871346512</dc:date>
    <meta:editing-duration>PT52M1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271" meta:character-count="1976" meta:non-whitespace-character-count="1708"/>
  </office:meta>
</office:document-meta>
</file>